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02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family="'Comic Sans MS'" style:font-family-generic="script" style:font-pitch="variable"/>
    </style:style>
    <style:style style:name="P2" style:family="paragraph">
      <style:text-properties fo:font-family="'Comic Sans MS'" style:font-family-generic="script" style:font-pitch="variable"/>
    </style:style>
    <style:style style:name="P3" style:family="paragraph">
      <style:paragraph-properties fo:text-align="center"/>
      <style:text-properties fo:font-family="'Comic Sans MS'" style:font-family-generic="script" style:font-pitch="variable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text:enable-numbering="true" fo:text-indent="0cm"/>
      <style:text-properties fo:font-family="'Comic Sans MS'" style:font-family-generic="script" style:font-pitch="variable"/>
    </style:style>
    <style:style style:name="P7" style:family="paragraph">
      <style:paragraph-properties fo:margin-left="1.2cm" fo:margin-right="0cm" text:enable-numbering="true" fo:text-indent="-0.6cm"/>
      <style:text-properties fo:font-family="'Comic Sans MS'" style:font-family-generic="script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3.313cm" svg:height="1.136cm" svg:x="11.35cm" svg:y="6.207cm">
          <draw:text-box>
            <text:p text:style-name="P1">Software</text:p>
          </draw:text-box>
        </draw:frame>
        <draw:frame draw:style-name="gr1" draw:text-style-name="P2" draw:layer="layout" svg:width="3.406cm" svg:height="1.136cm" svg:x="1.782cm" svg:y="6.207cm">
          <draw:text-box>
            <text:p text:style-name="P1">Hardware</text:p>
          </draw:text-box>
        </draw:frame>
        <draw:frame draw:style-name="gr1" draw:text-style-name="P2" draw:layer="layout" svg:width="4.9cm" svg:height="1.136cm" svg:x="19.087cm" svg:y="6.277cm">
          <draw:text-box>
            <text:p text:style-name="P1">Documentation</text:p>
          </draw:text-box>
        </draw:frame>
        <draw:line draw:style-name="gr2" draw:text-style-name="P3" draw:layer="layout" svg:x1="3.408cm" svg:y1="7.223cm" svg:x2="3.41cm" svg:y2="14.463cm">
          <text:p/>
        </draw:line>
        <draw:frame draw:style-name="gr3" draw:text-style-name="P2" draw:layer="layout" svg:width="3.356cm" svg:height="1.238cm" svg:x="4.489cm" svg:y="7.35cm">
          <draw:text-box>
            <text:p text:style-name="P1">Mini-ITX</text:p>
          </draw:text-box>
        </draw:frame>
        <draw:frame draw:style-name="gr3" draw:text-style-name="P2" draw:layer="layout" svg:width="2.217cm" svg:height="1.238cm" svg:x="4.489cm" svg:y="8.755cm">
          <draw:text-box>
            <text:p text:style-name="P1">FPGA</text:p>
          </draw:text-box>
        </draw:frame>
        <draw:frame draw:style-name="gr3" draw:text-style-name="P2" draw:layer="layout" svg:width="4.105cm" svg:height="1.238cm" svg:x="4.489cm" svg:y="10.159cm">
          <draw:text-box>
            <text:p text:style-name="P1">ATX Supply</text:p>
          </draw:text-box>
        </draw:frame>
        <draw:frame draw:style-name="gr3" draw:text-style-name="P2" draw:layer="layout" svg:width="3.957cm" svg:height="1.238cm" svg:x="4.489cm" svg:y="11.564cm">
          <draw:text-box>
            <text:p text:style-name="P1">PCB Boards</text:p>
          </draw:text-box>
        </draw:frame>
        <draw:frame draw:style-name="gr3" draw:text-style-name="P2" draw:layer="layout" svg:width="4.554cm" svg:height="1.238cm" svg:x="14.099cm" svg:y="14.812cm">
          <draw:text-box>
            <text:p text:style-name="P1">FPGA Carrier</text:p>
          </draw:text-box>
        </draw:frame>
        <draw:frame draw:style-name="gr3" draw:text-style-name="P2" draw:layer="layout" svg:width="5.235cm" svg:height="1.238cm" svg:x="14.099cm" svg:y="16.185cm">
          <draw:text-box>
            <text:p text:style-name="P1">50-Ohm Buffer</text:p>
          </draw:text-box>
        </draw:frame>
        <draw:line draw:style-name="gr2" draw:text-style-name="P3" draw:layer="layout" svg:x1="13.065cm" svg:y1="14.589cm" svg:x2="13.065cm" svg:y2="17.828cm">
          <text:p/>
        </draw:line>
        <draw:line draw:style-name="gr2" draw:text-style-name="P3" draw:layer="layout" svg:x1="13.065cm" svg:y1="15.478cm" svg:x2="13.89cm" svg:y2="15.478cm">
          <text:p/>
        </draw:line>
        <draw:line draw:style-name="gr2" draw:text-style-name="P3" draw:layer="layout" svg:x1="13.065cm" svg:y1="16.812cm" svg:x2="13.89cm" svg:y2="16.812cm">
          <text:p/>
        </draw:line>
        <draw:line draw:style-name="gr2" draw:text-style-name="P3" draw:layer="layout" svg:x1="3.41cm" svg:y1="7.985cm" svg:x2="4.235cm" svg:y2="7.985cm">
          <text:p/>
        </draw:line>
        <draw:line draw:style-name="gr2" draw:text-style-name="P3" draw:layer="layout" svg:x1="3.41cm" svg:y1="9.382cm" svg:x2="4.235cm" svg:y2="9.382cm">
          <text:p/>
        </draw:line>
        <draw:line draw:style-name="gr2" draw:text-style-name="P3" draw:layer="layout" svg:x1="3.41cm" svg:y1="10.779cm" svg:x2="4.235cm" svg:y2="10.779cm">
          <text:p/>
        </draw:line>
        <draw:line draw:style-name="gr2" draw:text-style-name="P3" draw:layer="layout" svg:x1="3.41cm" svg:y1="12.176cm" svg:x2="4.235cm" svg:y2="12.176cm">
          <text:p/>
        </draw:line>
        <draw:line draw:style-name="gr2" draw:text-style-name="P3" draw:layer="layout" svg:x1="21.508cm" svg:y1="7.476cm" svg:x2="21.51cm" svg:y2="14.716cm">
          <text:p/>
        </draw:line>
        <draw:frame draw:style-name="gr3" draw:text-style-name="P2" draw:layer="layout" svg:width="2.784cm" svg:height="1.238cm" svg:x="4.492cm" svg:y="12.938cm">
          <draw:text-box>
            <text:p text:style-name="P1">Chassis</text:p>
          </draw:text-box>
        </draw:frame>
        <draw:line draw:style-name="gr2" draw:text-style-name="P3" draw:layer="layout" svg:x1="3.413cm" svg:y1="13.55cm" svg:x2="4.238cm" svg:y2="13.55cm">
          <text:p/>
        </draw:line>
        <draw:line draw:style-name="gr2" draw:text-style-name="P3" draw:layer="layout" svg:x1="12.811cm" svg:y1="7.223cm" svg:x2="12.813cm" svg:y2="14.463cm">
          <text:p/>
        </draw:line>
        <draw:frame draw:style-name="gr3" draw:text-style-name="P2" draw:layer="layout" svg:width="2.687cm" svg:height="1.238cm" svg:x="13.892cm" svg:y="7.35cm">
          <draw:text-box>
            <text:p text:style-name="P1">Source</text:p>
          </draw:text-box>
        </draw:frame>
        <draw:frame draw:style-name="gr3" draw:text-style-name="P2" draw:layer="layout" svg:width="1.993cm" svg:height="1.238cm" svg:x="13.892cm" svg:y="8.755cm">
          <draw:text-box>
            <text:p text:style-name="P1">Test</text:p>
          </draw:text-box>
        </draw:frame>
        <draw:frame draw:style-name="gr3" draw:text-style-name="P2" draw:layer="layout" svg:width="2.06cm" svg:height="1.238cm" svg:x="13.892cm" svg:y="10.159cm">
          <draw:text-box>
            <text:p text:style-name="P1">Build</text:p>
          </draw:text-box>
        </draw:frame>
        <draw:line draw:style-name="gr2" draw:text-style-name="P3" draw:layer="layout" svg:x1="12.813cm" svg:y1="7.985cm" svg:x2="13.638cm" svg:y2="7.985cm">
          <text:p/>
        </draw:line>
        <draw:line draw:style-name="gr2" draw:text-style-name="P3" draw:layer="layout" svg:x1="12.813cm" svg:y1="9.382cm" svg:x2="13.638cm" svg:y2="9.382cm">
          <text:p/>
        </draw:line>
        <draw:line draw:style-name="gr2" draw:text-style-name="P3" draw:layer="layout" svg:x1="12.813cm" svg:y1="10.779cm" svg:x2="13.638cm" svg:y2="10.779cm">
          <text:p/>
        </draw:line>
        <draw:frame draw:style-name="gr3" draw:text-style-name="P2" draw:layer="layout" svg:width="1.993cm" svg:height="1.238cm" svg:x="13.892cm" svg:y="8.755cm">
          <draw:text-box>
            <text:p text:style-name="P1">Test</text:p>
          </draw:text-box>
        </draw:frame>
        <draw:line draw:style-name="gr2" draw:text-style-name="P3" draw:layer="layout" svg:x1="12.813cm" svg:y1="7.985cm" svg:x2="13.638cm" svg:y2="7.985cm">
          <text:p/>
        </draw:line>
        <draw:line draw:style-name="gr2" draw:text-style-name="P3" draw:layer="layout" svg:x1="12.813cm" svg:y1="9.382cm" svg:x2="13.638cm" svg:y2="9.382cm">
          <text:p/>
        </draw:line>
        <draw:line draw:style-name="gr2" draw:text-style-name="P3" draw:layer="layout" svg:x1="12.813cm" svg:y1="10.779cm" svg:x2="13.638cm" svg:y2="10.779cm">
          <text:p/>
        </draw:line>
        <draw:frame draw:style-name="gr3" draw:text-style-name="P2" draw:layer="layout" svg:width="3.415cm" svg:height="1.238cm" svg:x="22.633cm" svg:y="7.374cm">
          <draw:text-box>
            <text:p text:style-name="P1">Software</text:p>
          </draw:text-box>
        </draw:frame>
        <draw:frame draw:style-name="gr3" draw:text-style-name="P2" draw:layer="layout" svg:width="3.508cm" svg:height="1.238cm" svg:x="22.633cm" svg:y="8.779cm">
          <draw:text-box>
            <text:p text:style-name="P1">Hardware</text:p>
          </draw:text-box>
        </draw:frame>
        <draw:line draw:style-name="gr2" draw:text-style-name="P3" draw:layer="layout" svg:x1="21.554cm" svg:y1="8.009cm" svg:x2="22.379cm" svg:y2="8.009cm">
          <text:p/>
        </draw:line>
        <draw:line draw:style-name="gr2" draw:text-style-name="P3" draw:layer="layout" svg:x1="21.554cm" svg:y1="9.406cm" svg:x2="22.379cm" svg:y2="9.406cm">
          <text:p/>
        </draw:line>
        <draw:line draw:style-name="gr2" draw:text-style-name="P3" draw:layer="layout" svg:x1="21.554cm" svg:y1="8.009cm" svg:x2="22.379cm" svg:y2="8.009cm">
          <text:p/>
        </draw:line>
        <draw:line draw:style-name="gr2" draw:text-style-name="P3" draw:layer="layout" svg:x1="21.554cm" svg:y1="9.406cm" svg:x2="22.379cm" svg:y2="9.406cm">
          <text:p/>
        </draw:line>
      </draw:page>
      <draw:page draw:name="page2" draw:style-name="dp1" draw:master-page-name="Default">
        <office:forms form:automatic-focus="false" form:apply-design-mode="false"/>
        <draw:g>
          <draw:rect draw:style-name="gr4" draw:text-style-name="P5" draw:layer="layout" svg:width="4.255cm" svg:height="2.477cm" svg:x="21.637cm" svg:y="1.761cm">
            <text:p text:style-name="P4">50-Ohm</text:p>
            <text:p text:style-name="P4">Buffer Board</text:p>
            <text:p text:style-name="P4"/>
          </draw:rect>
          <draw:frame draw:style-name="gr1" draw:text-style-name="P2" draw:layer="layout" svg:width="5.399cm" svg:height="5.561cm" svg:x="21.526cm" svg:y="4.556cm">
            <draw:text-box>
              <text:list text:style-name="L2">
                <text:list-item>
                  <text:p text:style-name="P6">Schematics</text:p>
                </text:list-item>
              </text:list>
              <text:list text:style-name="L2">
                <text:list-item>
                  <text:p text:style-name="P6">PCB</text:p>
                </text:list-item>
              </text:list>
              <text:list text:style-name="L2">
                <text:list-item>
                  <text:list>
                    <text:list-item>
                      <text:p text:style-name="P7">Gerbers</text:p>
                    </text:list-item>
                  </text:list>
                </text:list-item>
              </text:list>
              <text:list text:style-name="L2">
                <text:list-item>
                  <text:p text:style-name="P6">Documentation</text:p>
                </text:list-item>
              </text:list>
              <text:list text:style-name="L2">
                <text:list-item>
                  <text:p text:style-name="P6">BOM</text:p>
                </text:list-item>
              </text:list>
              <text:list text:style-name="L2">
                <text:list-item>
                  <text:p text:style-name="P6">Assembly Notes</text:p>
                </text:list-item>
              </text:list>
            </draw:text-box>
          </draw:frame>
        </draw:g>
        <draw:g>
          <draw:rect draw:style-name="gr4" draw:text-style-name="P5" draw:layer="layout" svg:width="4.255cm" svg:height="2.477cm" svg:x="2.079cm" svg:y="10.652cm">
            <text:p text:style-name="P4">FPGA </text:p>
            <text:p text:style-name="P4">Carrier</text:p>
            <text:p text:style-name="P4">Board</text:p>
          </draw:rect>
          <draw:frame draw:style-name="gr1" draw:text-style-name="P2" draw:layer="layout" svg:width="5.399cm" svg:height="5.561cm" svg:x="2.031cm" svg:y="13.509cm">
            <draw:text-box>
              <text:list text:style-name="L2">
                <text:list-item>
                  <text:p text:style-name="P6">Schematics</text:p>
                </text:list-item>
              </text:list>
              <text:list text:style-name="L2">
                <text:list-item>
                  <text:p text:style-name="P6">PCB</text:p>
                </text:list-item>
              </text:list>
              <text:list text:style-name="L2">
                <text:list-item>
                  <text:list>
                    <text:list-item>
                      <text:p text:style-name="P7">Gerbers</text:p>
                    </text:list-item>
                  </text:list>
                </text:list-item>
              </text:list>
              <text:list text:style-name="L2">
                <text:list-item>
                  <text:p text:style-name="P6">Documentation</text:p>
                </text:list-item>
              </text:list>
              <text:list text:style-name="L2">
                <text:list-item>
                  <text:p text:style-name="P6">BOM</text:p>
                </text:list-item>
              </text:list>
              <text:list text:style-name="L2">
                <text:list-item>
                  <text:p text:style-name="P6">Assembly Notes</text:p>
                </text:list-item>
              </text:list>
            </draw:text-box>
          </draw:frame>
        </draw:g>
        <draw:g>
          <draw:rect draw:style-name="gr4" draw:text-style-name="P5" draw:layer="layout" svg:width="4.255cm" svg:height="2.477cm" svg:x="2.079cm" svg:y="1.762cm">
            <text:p text:style-name="P4">Mini ITX</text:p>
          </draw:rect>
          <draw:frame draw:style-name="gr1" draw:text-style-name="P2" draw:layer="layout" svg:width="6.024cm" svg:height="4.676cm" svg:x="2.031cm" svg:y="4.365cm">
            <draw:text-box>
              <text:list text:style-name="L2">
                <text:list-item>
                  <text:p text:style-name="P6">Linux Images</text:p>
                </text:list-item>
              </text:list>
              <text:list text:style-name="L2">
                <text:list-item>
                  <text:p text:style-name="P6">Install Notes</text:p>
                </text:list-item>
              </text:list>
              <text:list text:style-name="L2">
                <text:list-item>
                  <text:p text:style-name="P6">Documentation</text:p>
                </text:list-item>
              </text:list>
              <text:list text:style-name="L2">
                <text:list-item>
                  <text:list>
                    <text:list-item>
                      <text:p text:style-name="P7">Mech. Drawing</text:p>
                    </text:list-item>
                  </text:list>
                </text:list-item>
              </text:list>
              <text:list text:style-name="L2">
                <text:list-item>
                  <text:list>
                    <text:list-item>
                      <text:p text:style-name="P7">User Manual</text:p>
                    </text:list-item>
                  </text:list>
                </text:list-item>
              </text:list>
            </draw:text-box>
          </draw:frame>
        </draw:g>
        <draw:g>
          <draw:rect draw:style-name="gr4" draw:text-style-name="P5" draw:layer="layout" svg:width="4.255cm" svg:height="2.477cm" svg:x="7.278cm" svg:y="10.652cm">
            <text:p text:style-name="P4">XEM3001v2</text:p>
          </draw:rect>
          <draw:frame draw:style-name="gr1" draw:text-style-name="P2" draw:layer="layout" svg:width="6.024cm" svg:height="6.446cm" svg:x="7.096cm" svg:y="13.339cm">
            <draw:text-box>
              <text:list text:style-name="L2">
                <text:list-item>
                  <text:p text:style-name="P6">OpalKelly API</text:p>
                </text:list-item>
              </text:list>
              <text:list text:style-name="L2">
                <text:list-item>
                  <text:p text:style-name="P6">HDL source</text:p>
                </text:list-item>
              </text:list>
              <text:list text:style-name="L2">
                <text:list-item>
                  <text:p text:style-name="P6">Simulation source</text:p>
                </text:list-item>
              </text:list>
              <text:list text:style-name="L2">
                <text:list-item>
                  <text:p text:style-name="P6">Build Files</text:p>
                </text:list-item>
              </text:list>
              <text:list text:style-name="L2">
                <text:list-item>
                  <text:p text:style-name="P6">Documentation</text:p>
                </text:list-item>
              </text:list>
              <text:list text:style-name="L2">
                <text:list-item>
                  <text:list>
                    <text:list-item>
                      <text:p text:style-name="P7">Mech. Drawing</text:p>
                    </text:list-item>
                  </text:list>
                </text:list-item>
              </text:list>
              <text:list text:style-name="L2">
                <text:list-item>
                  <text:list>
                    <text:list-item>
                      <text:p text:style-name="P7">User Manual</text:p>
                    </text:list-item>
                  </text:list>
                </text:list-item>
              </text:list>
            </draw:text-box>
          </draw:frame>
        </draw:g>
        <draw:g>
          <draw:rect draw:style-name="gr4" draw:text-style-name="P5" draw:layer="layout" svg:width="4.255cm" svg:height="2.477cm" svg:x="13.446cm" svg:y="10.779cm">
            <text:p text:style-name="P4">LCD-USB</text:p>
          </draw:rect>
          <draw:frame draw:style-name="gr1" draw:text-style-name="P2" draw:layer="layout" svg:width="6.024cm" svg:height="2.906cm" svg:x="13.391cm" svg:y="13.604cm">
            <draw:text-box>
              <text:list text:style-name="L2">
                <text:list-item>
                  <text:p text:style-name="P6">Documentation</text:p>
                </text:list-item>
              </text:list>
              <text:list text:style-name="L2">
                <text:list-item>
                  <text:list>
                    <text:list-item>
                      <text:p text:style-name="P7">Mech. Drawing</text:p>
                    </text:list-item>
                  </text:list>
                </text:list-item>
              </text:list>
              <text:list text:style-name="L2">
                <text:list-item>
                  <text:list>
                    <text:list-item>
                      <text:p text:style-name="P7">User Manual</text:p>
                    </text:list-item>
                  </text:list>
                </text:list-item>
              </text:list>
            </draw:text-box>
          </draw:frame>
        </draw:g>
        <draw:g>
          <draw:rect draw:style-name="gr4" draw:text-style-name="P5" draw:layer="layout" svg:width="4.255cm" svg:height="2.477cm" svg:x="19.849cm" svg:y="10.842cm">
            <text:p text:style-name="P4">Chassis</text:p>
          </draw:rect>
          <draw:frame draw:style-name="gr1" draw:text-style-name="P2" draw:layer="layout" svg:width="6.741cm" svg:height="2.021cm" svg:x="19.849cm" svg:y="13.636cm">
            <draw:text-box>
              <text:list text:style-name="L2">
                <text:list-item>
                  <text:p text:style-name="P6">Mechanical Drawings</text:p>
                </text:list-item>
              </text:list>
              <text:list text:style-name="L2">
                <text:list-item>
                  <text:p text:style-name="P6">Assembly Notes</text:p>
                </text:list-item>
              </text:list>
            </draw:text-box>
          </draw:frame>
        </draw:g>
        <draw:g>
          <draw:rect draw:style-name="gr4" draw:text-style-name="P5" draw:layer="layout" svg:width="4.255cm" svg:height="2.477cm" svg:x="19.811cm" svg:y="15.922cm">
            <text:p text:style-name="P4">ATX Supply</text:p>
          </draw:rect>
          <draw:frame draw:style-name="gr1" draw:text-style-name="P2" draw:layer="layout" svg:width="5.001cm" svg:height="1.136cm" svg:x="19.811cm" svg:y="18.716cm">
            <draw:text-box>
              <text:list text:style-name="L2">
                <text:list-item>
                  <text:p text:style-name="P6">Documentation</text:p>
                </text:list-item>
              </text:list>
            </draw:text-box>
          </draw:frame>
        </draw:g>
        <draw:g>
          <draw:rect draw:style-name="gr4" draw:text-style-name="P5" draw:layer="layout" svg:width="4.255cm" svg:height="2.477cm" svg:x="11.913cm" svg:y="1.889cm">
            <text:p text:style-name="P4">Software</text:p>
          </draw:rect>
          <draw:frame draw:style-name="gr1" draw:text-style-name="P2" draw:layer="layout" svg:width="5.001cm" svg:height="2.021cm" svg:x="11.858cm" svg:y="4.714cm">
            <draw:text-box>
              <text:list text:style-name="L2">
                <text:list-item>
                  <text:p text:style-name="P6">Source Code</text:p>
                </text:list-item>
              </text:list>
              <text:list text:style-name="L2">
                <text:list-item>
                  <text:p text:style-name="P6">Documentation</text:p>
                </text:list-item>
              </text:list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Ryan Seal</meta:initial-creator>
    <meta:creation-date>2007-06-09T22:28:22</meta:creation-date>
    <dc:creator>Ryan Seal</dc:creator>
    <dc:date>2007-06-09T23:05:03</dc:date>
    <dc:language>en-US</dc:language>
    <meta:editing-cycles>2</meta:editing-cycles>
    <meta:editing-duration>PT36M44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